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919CFCCC8AAA0D3521.png" manifest:media-type="image/png"/>
  <manifest:file-entry manifest:full-path="Pictures/10000201000003DE000003E861D4BA4C7D3795B4.png" manifest:media-type="image/png"/>
  <manifest:file-entry manifest:full-path="Pictures/10000000000004740000047A8858BE4E779E2D9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3465a4" draw:fill="none" draw:textarea-vertical-align="middle"/>
    </style:style>
    <style:style style:name="gr4" style:family="graphic" style:parent-style-name="objectwithoutfill">
      <style:graphic-properties svg:stroke-color="#468a1a" draw:fill="none" draw:textarea-vertical-align="middle"/>
    </style:style>
    <style:style style:name="gr5" style:family="graphic" style:parent-style-name="objectwithoutfill">
      <style:graphic-properties svg:stroke-color="#e6e905" draw:fill="none" draw:textarea-vertical-align="middle"/>
    </style:style>
    <style:style style:name="gr6" style:family="graphic" style:parent-style-name="objectwithoutfill">
      <style:graphic-properties svg:stroke-color="#f10d0c" draw:fill="none" draw:textarea-vertical-align="middl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0.5cm"/>
    </style:style>
    <style:style style:name="gr9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Per_20_defecte">
        <draw:frame draw:style-name="gr1" draw:text-style-name="P1" draw:layer="layout" svg:width="18.999cm" svg:height="19.098cm" svg:x="1cm" svg:y="5.3cm">
          <draw:image xlink:href="Pictures/10000000000004740000047A8858BE4E779E2D91.jpg" xlink:type="simple" xlink:show="embed" xlink:actuate="onLoad" draw:mime-type="image/jpeg">
            <text:p/>
          </draw:image>
        </draw:frame>
        <draw:path draw:style-name="gr2" draw:text-style-name="P1" draw:layer="layout" svg:width="1.122cm" svg:height="0.246cm" draw:transform="rotate (-1.76976386152225) translate (10.8059765423823cm 6.3431190232441cm)" svg:viewBox="0 0 1123 247" svg:d="M342 230c1454-58-1659 149 366-146l415-84-491 63-124 98">
          <text:p/>
        </draw:path>
        <draw:path draw:style-name="gr2" draw:text-style-name="P1" draw:layer="layout" svg:width="2.053cm" svg:height="0.319cm" draw:transform="rotate (-3.14159265358979) translate (3.68144447592828cm 14.9917543904917cm)" svg:viewBox="0 0 2054 320" svg:d="M329 210c412 27 1656 32 1235 71-1410 131 772-99 459-212-411-148-862-31-1270 106-119 40-1351 172-388-35 446-96 894-47 1340-71l-141 35">
          <text:p/>
        </draw:path>
        <draw:path draw:style-name="gr2" draw:text-style-name="P1" draw:layer="layout" svg:width="1.007cm" svg:height="0.379cm" draw:transform="rotate (2.81888127489604) translate (18.9720542082556cm 15.0500906054415cm)" svg:viewBox="0 0 1008 380" svg:d="M0 246c36 86 1860-276 513-135l-458 79 346-190-134 380">
          <text:p/>
        </draw:path>
        <draw:path draw:style-name="gr3" draw:text-style-name="P1" draw:layer="layout" svg:width="0.342cm" svg:height="1.399cm" svg:x="10.382cm" svg:y="21.944cm" svg:viewBox="0 0 343 1400" svg:d="M25 211c-100 15 131-640 106 599-36 1772 30-1063 0-564-120 1978 218-1874 141 635l35-353v424l36 211">
          <text:p/>
        </draw:path>
        <draw:path draw:style-name="gr4" draw:text-style-name="P1" draw:layer="layout" svg:width="1.927cm" svg:height="0.992cm" draw:transform="rotate (-0.198967534727354) translate (17.7187610589499cm 18.8655499893336cm)" svg:viewBox="0 0 1928 993" svg:d="M0 44c645-229 672 491 1018 767 366 293 1102-89 864-534-358-671-859 132-1197 313l-366 325-200 78">
          <text:p/>
        </draw:path>
        <draw:path draw:style-name="gr4" draw:text-style-name="P1" draw:layer="layout" svg:width="1.045cm" svg:height="2.018cm" draw:transform="rotate (-0.462163185928099) translate (11.7463537587162cm 21.8379871103329cm)" svg:viewBox="0 0 1046 2019" svg:d="M0 393c505-291 744 348 962 664 302 438-289 1182-538 899-324-369 343-870 349-1357l32-410-16-189">
          <text:p/>
        </draw:path>
        <draw:path draw:style-name="gr5" draw:text-style-name="P1" draw:layer="layout" svg:width="1.191cm" svg:height="1.812cm" draw:transform="rotate (-1.21248023136046) translate (3.35581341574571cm 18.3082001343936cm)" svg:viewBox="0 0 1192 1813" svg:d="M0 1813c311-50 1852 147 867-504-1171-773 1074-758-165-1267l-211-42">
          <text:p/>
        </draw:path>
        <draw:path draw:style-name="gr5" draw:text-style-name="P1" draw:layer="layout" svg:width="1.481cm" svg:height="1.237cm" draw:transform="rotate (-1.24337255912076) translate (15.4286478214782cm 6.17524612646409cm)" svg:viewBox="0 0 1482 1238" svg:d="M0 982c400 13 1076 492 1194 107 121-394-1153-157-1080-553 94-509 1164 408 1351-26 149-349-706-265-1058-396l-334-114">
          <text:p/>
        </draw:path>
        <draw:path draw:style-name="gr6" draw:text-style-name="P1" draw:layer="layout" svg:width="1.595cm" svg:height="1.546cm" draw:transform="rotate (-0.926246234033391) translate (15.2026713660448cm 21.7407473843818cm)" svg:viewBox="0 0 1596 1547" svg:d="M0 571c501-79 1019-86 1496 65 185 59 142 1531-368 607-246-445-595-800-831-1243l-142 423 14 276">
          <text:p/>
        </draw:path>
        <draw:path draw:style-name="gr6" draw:text-style-name="P1" draw:layer="layout" svg:width="1.788cm" svg:height="1.49cm" draw:transform="rotate (-1.29084551477501) translate (7.99718362792172cm 22.1064840007993cm)" svg:viewBox="0 0 1789 1491" svg:d="M0 686c413 2 818-85 1236-85 473 0 948 1261 32 780-452-237-203-976-545-1295-356-332-672 379-719 711z">
          <text:p/>
        </draw:path>
        <draw:path draw:style-name="gr6" draw:text-style-name="P1" draw:layer="layout" svg:width="1.541cm" svg:height="1.611cm" draw:transform="rotate (0.359537825910832) translate (1.40564287862458cm 11.3510477661705cm)" svg:viewBox="0 0 1542 1612" svg:d="M402 349c547-81 1140 365 1140 880-1 551-742 348-1107 338-780-21-386-1135 203-941 1180 390 332-861-157-586v301z">
          <text:p/>
        </draw:path>
        <draw:path draw:style-name="gr6" draw:text-style-name="P1" draw:layer="layout" svg:width="1.378cm" svg:height="1.93cm" draw:transform="rotate (0.560425222815379) translate (5.04664975173472cm 6.19718442240031cm)" svg:viewBox="0 0 1379 1931" svg:d="M463 55c239-27 1461 70 632 521-407 221-1279 241-1060 959 314 1032 590-247 288-527-164-153-345-1316 376-930l161 142">
          <text:p/>
        </draw:path>
        <draw:path draw:style-name="gr6" draw:text-style-name="P1" draw:layer="layout" svg:width="2.264cm" svg:height="1.385cm" draw:transform="rotate (-0.509287075731946) translate (17.4942419680177cm 10.7036369646682cm)" svg:viewBox="0 0 2265 1386" svg:d="M666 460c600-63 625 885 1320 556 724-342-133-1480-653-807-297 384-359 1200-878 1177-365-16-682-729-239-1078l339-189 344 252-15 48">
          <text:p/>
        </draw:path>
        <draw:path draw:style-name="gr6" draw:text-style-name="P1" draw:layer="layout" svg:width="1.814cm" svg:height="1.328cm" draw:transform="rotate (0.417308224151844) translate (17.039927576113cm 15.8111828274676cm)" svg:viewBox="0 0 1815 1329" svg:d="M353 72c790-354 325 694 538 1049 268 446 1149 97 871-308-290-423-900-167-1329-49-930 255-70-450-80-692l29-64z">
          <text:p/>
        </draw:path>
        <draw:custom-shape draw:style-name="gr7" draw:text-style-name="P2" draw:layer="layout" svg:width="1.5cm" svg:height="0.75cm" svg:x="6.75cm" svg:y="7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.5cm" svg:x="2.7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1.423cm" svg:height="1.031cm" draw:transform="rotate (-1.5707963267949) translate (8.15848081499398cm 6.23825114014874cm)" svg:viewBox="0 0 1424 1032" svg:d="M182 1032c307-98 1484-652 177-670-1056-13 543 94 670 70 1064-195-322-489-635-423l-353 106">
          <text:p/>
        </draw:path>
        <draw:frame draw:style-name="gr9" draw:text-style-name="P3" draw:layer="layout" svg:width="2.416cm" svg:height="2.44cm" draw:transform="skewX (-0.000349065850398868) rotate (0.00628318530717959) translate (17.318cm 21.765cm)">
          <draw:image xlink:href="Pictures/10000201000003DE000003E861D4BA4C7D3795B4.png" xlink:type="simple" xlink:show="embed" xlink:actuate="onLoad" draw:mime-type="image/png">
            <text:p/>
          </draw:image>
        </draw:frame>
        <draw:frame draw:style-name="gr9" draw:text-style-name="P3" draw:layer="layout" svg:width="1.765cm" svg:height="2cm" svg:x="17.721cm" svg:y="5.75cm">
          <draw:image xlink:href="Pictures/1000000000000080000000919CFCCC8AAA0D352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roig" draw:display-name="Emplenat roig" draw:style="linear" draw:start-color="#ff6d6d" draw:end-color="#c9211e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roig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2T12:09:19.895285695</dc:date>
    <meta:editing-duration>PT21M24S</meta:editing-duration>
    <meta:editing-cycles>2</meta:editing-cycles>
    <meta:generator>LibreOffice/7.1.4.2$Linux_X86_64 LibreOffice_project/10$Build-2</meta:generator>
    <meta:document-statistic meta:object-count="20"/>
  </office:meta>
</office:document-meta>
</file>